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7ed" officeooo:paragraph-rsid="000b67ed"/>
    </style:style>
    <style:style style:name="P2" style:family="paragraph" style:parent-style-name="Standard" style:list-style-name="L1">
      <style:text-properties officeooo:rsid="000b67ed" officeooo:paragraph-rsid="000b67ed"/>
    </style:style>
    <style:style style:name="P3" style:family="paragraph" style:parent-style-name="Standard" style:list-style-name="L1">
      <style:text-properties officeooo:rsid="000c9131" officeooo:paragraph-rsid="000c91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chard notes</text:p>
      <text:p text:style-name="P1"/>
      <text:list xml:id="list1818616524" text:style-name="L1">
        <text:list-item>
          <text:p text:style-name="P2">Describe what other research did, how your research is different. No need to argue that yours is better, argue that it complements it</text:p>
        </text:list-item>
        <text:list-item>
          <text:p text:style-name="P2">Think about whether you want to show surprising result before explaining it</text:p>
        </text:list-item>
        <text:list-item>
          <text:p text:style-name="P2">Present entry costs as real costs, put footnote mentioning robustness checks when introduced.</text:p>
        </text:list-item>
        <text:list-item>
          <text:p text:style-name="P2">Post paper November 1</text:p>
        </text:list-item>
        <text:list-item>
          <text:p text:style-name="P3">Need to explicitly state final goods market clears (because C != Y, due to static costs) – can just add that A(t) = 0 as an eq. Condition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0:07:31.461771354</meta:creation-date>
    <dc:date>2020-10-28T16:52:44.504463619</dc:date>
    <meta:editing-duration>PT10M2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6" meta:character-count="479" meta:non-whitespace-character-count="402"/>
  </office:meta>
</office:document-meta>
</file>